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32">
            <text:p>732</text:p>
          </table:table-cell>
          <table:table-cell office:value-type="float" office:value="0">
            <text:p>0</text:p>
          </table:table-cell>
          <table:table-cell>
            <draw:frame table:end-cell-address="Tabelle1.K22" table:end-x="1.76cm" table:end-y="0.186cm" draw:z-index="0" draw:style-name="gr1" draw:text-style-name="P1" svg:width="16cm" svg:height="9.006cm" svg:x="1.567cm" svg:y="0.213cm">
              <draw:object draw:notify-on-update-of-ranges="Tabelle1.A1:Tabelle1.A100 Tabelle1.B1:Tabelle1.B1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2">
            <text:p>73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32">
            <text:p>73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32">
            <text:p>73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20">
            <text:p>16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20">
            <text:p>16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20">
            <text:p>16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20">
            <text:p>16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16">
            <text:p>111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16">
            <text:p>111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16">
            <text:p>111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16">
            <text:p>111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24">
            <text:p>122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24">
            <text:p>122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24">
            <text:p>122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832">
            <text:p>-83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832">
            <text:p>-83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832">
            <text:p>-83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832">
            <text:p>-83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1772">
            <text:p>-177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1772">
            <text:p>-177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1772">
            <text:p>-177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1772">
            <text:p>-177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1488">
            <text:p>-148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1488">
            <text:p>-148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1488">
            <text:p>-148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1488">
            <text:p>-148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1812">
            <text:p>-18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1812">
            <text:p>-18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1812">
            <text:p>-18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1812">
            <text:p>-18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1296">
            <text:p>-129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1296">
            <text:p>-129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1296">
            <text:p>-129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1296">
            <text:p>-129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908">
            <text:p>-90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908">
            <text:p>-90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908">
            <text:p>-90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908">
            <text:p>-90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940">
            <text:p>194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940">
            <text:p>194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940">
            <text:p>194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940">
            <text:p>194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496">
            <text:p>149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496">
            <text:p>149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496">
            <text:p>149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496">
            <text:p>149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924">
            <text:p>192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924">
            <text:p>192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924">
            <text:p>192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924">
            <text:p>192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240">
            <text:p>124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240">
            <text:p>124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240">
            <text:p>124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240">
            <text:p>124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1760">
            <text:p>-176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-1760">
            <text:p>-176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1760">
            <text:p>-176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1760">
            <text:p>-176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1460">
            <text:p>-146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1460">
            <text:p>-146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1460">
            <text:p>-146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1460">
            <text:p>-146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1496">
            <text:p>-149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1496">
            <text:p>-149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1496">
            <text:p>-149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1496">
            <text:p>-149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352">
            <text:p>-3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352">
            <text:p>-3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352">
            <text:p>-3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352">
            <text:p>-3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1956">
            <text:p>-195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1956">
            <text:p>-195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1956">
            <text:p>-195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1956">
            <text:p>-195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1920">
            <text:p>-19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1920">
            <text:p>-19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1920">
            <text:p>-19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1920">
            <text:p>-19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28">
            <text:p>82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28">
            <text:p>82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28">
            <text:p>82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828">
            <text:p>82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488">
            <text:p>148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488">
            <text:p>1488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1">11.10.2015</text:date>, <text:time>18:46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1T18:46:03.94</dc:date>
    <dc:creator>Marko Höpken</dc:creator>
    <meta:document-statistic meta:table-count="1" meta:cell-count="300"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07cm" xlink:href=".." xlink:type="simple" chart:class="chart:bar" chart:style-name="ch1">
        <chart:legend chart:legend-position="end" svg:x="13.923cm" svg:y="3.929cm" style:legend-expansion="high" chart:style-name="ch2"/>
        <chart:plot-area chart:style-name="ch3" table:cell-range-address="Tabelle1.A1:Tabelle1.B100" svg:x="0.77cm" svg:y="0.855cm" svg:width="12.513cm" svg:height="7.552cm">
          <chartooo:coordinate-region svg:x="1.194cm" svg:y="0.974cm" svg:width="11.717cm" svg:height="6.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A1:Tabelle1.A100" chart:class="chart:bar">
            <chart:data-point chart:repeated="100"/>
          </chart:series>
          <chart:series chart:style-name="ch8" chart:values-cell-range-address="Tabelle1.B1:Tabelle1.B100" chart:class="chart:ba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1:Tabelle1.A100</svg:desc>
                </draw:g>
              </table:table-cell>
              <table:table-cell office:value-type="float" office:value="704">
                <text:p>704</text:p>
                <draw:g>
                  <svg:desc>Tabelle1.B1:Tabelle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832">
                <text:p>-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832">
                <text:p>-8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832">
                <text:p>-8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832">
                <text:p>-8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812">
                <text:p>-18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812">
                <text:p>-18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812">
                <text:p>-18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812">
                <text:p>-1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296">
                <text:p>-12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296">
                <text:p>-12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296">
                <text:p>-12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296">
                <text:p>-12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908">
                <text:p>-9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908">
                <text:p>-9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908">
                <text:p>-9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908">
                <text:p>-9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1460">
                <text:p>-14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1460">
                <text:p>-14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1460">
                <text:p>-14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1460">
                <text:p>-146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1496">
                <text:p>-14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1496">
                <text:p>-14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1496">
                <text:p>-14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1496">
                <text:p>-14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352">
                <text:p>-3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352">
                <text:p>-3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352">
                <text:p>-3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352">
                <text:p>-3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1956">
                <text:p>-19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956">
                <text:p>-19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1956">
                <text:p>-19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1956">
                <text:p>-19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1920">
                <text:p>-19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1920">
                <text:p>-19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920">
                <text:p>-19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1920">
                <text:p>-19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488">
                <text:p>14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